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295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line-height="150%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Heading_20_3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5"/></text:span></text:p>
      <text:p text:style-name="P15"><text:span text:style-name="Fonte_20_parág._20_padrão"><text:span text:style-name="T5">SGB_LEIAME_Usabilidade</text:span></text:span><text:bookmark-start text:name="id.gjdgxs"/><text:bookmark-end text:name="id.gjdgxs"/></text:p>
      <text:p text:style-name="P15"><text:span text:style-name="Fonte_20_parág._20_padrão"><text:span text:style-name="T5">Versão 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Maxwel S. D. Otsuka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6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1.0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3"/></text:span>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7"><text:a xlink:type="simple" xlink:href="#__RefHeading__3196_103755458">1 Introdução <text:tab/>4</text:a></text:p>
          <text:p text:style-name="P17"><text:a xlink:type="simple" xlink:href="#__RefHeading__3198_103755458">2 O que foi pedido? <text:tab/>4</text:a></text:p>
          <text:p text:style-name="P18"><text:a xlink:type="simple" xlink:href="#__RefHeading__515_323117632">2.1 Fase de Concepção<text:tab/>4</text:a></text:p>
          <text:p text:style-name="P19"><text:a xlink:type="simple" xlink:href="#__RefHeading__3202_1037554581">2.2 Fase de Planejamento<text:tab/>4</text:a></text:p>
          <text:p text:style-name="P17"><text:a xlink:type="simple" xlink:href="#__RefHeading__517_323117632">3 O que foi feito ?<text:tab/>4</text:a></text:p>
          <text:p text:style-name="P18"><text:a xlink:type="simple" xlink:href="#__RefHeading__519_323117632">3.1 Fase de Concepção<text:tab/>4</text:a></text:p>
          <text:p text:style-name="P19"><text:a xlink:type="simple" xlink:href="#__RefHeading__3202_1037554582">3.2 Fase de Planejamento<text:tab/>4</text:a></text:p>
          <text:p text:style-name="P17"><text:a xlink:type="simple" xlink:href="#__RefHeading__521_323117632">4 Artefatos Gerados<text:tab/>4</text:a></text:p>
          <text:p text:style-name="P18"><text:a xlink:type="simple" xlink:href="#__RefHeading__3200_103755458">Checklist de Usabilidade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Heading_20_1" text:outline-level="1"><text:bookmark-start text:name="_Toc338917870"/><text:bookmark-start text:name="h.30j0zll"/><text:bookmark text:name="__RefHeading__3196_103755458"/><text:span text:style-name="Fonte_20_parág._20_padrão"><text:span text:style-name="T4">1 Introdução</text:span></text:span><text:bookmark-end text:name="_Toc338917870"/><text:bookmark-end text:name="h.30j0zll"/><text:span text:style-name="Fonte_20_parág._20_padrão"><text:span text:style-name="T4"> </text:span></text:span><text:bookmark-end text:name="__RefHeading__3196_103755458"/></text:h>
      <text:p text:style-name="P16"><text:span text:style-name="Fonte_20_parág._20_padrão"><text:span text:style-name="T7"><text:tab/>O documento de LEIAME tem por objeto orientar os novos membros da equipe que assumirão o papel aqui designado. A confecção deste é realizada na transição de papéis.</text:span></text:span></text:p>
      <text:h text:style-name="P20" text:outline-level="1"><text:bookmark-start text:name="_Toc338917871"/><text:bookmark-start text:name="h.1fob9te"/><text:bookmark text:name="__RefHeading__3198_103755458"/><text:span text:style-name="Fonte_20_parág._20_padrão"><text:span text:style-name="T4">2 O que foi pedido? </text:span></text:span><text:bookmark-end text:name="__RefHeading__3198_103755458"/></text:h>
      <text:h text:style-name="P21" text:outline-level="2"><text:bookmark-start text:name="_Toc3389178721"/><text:bookmark-start text:name="h.3znysh71"/><text:bookmark text:name="__RefHeading__515_323117632"/><text:span text:style-name="Fonte_20_parág._20_padrão"><text:span text:style-name="T4">2.1 Fase de Concepção</text:span></text:span><text:bookmark-end text:name="_Toc3389178721"/><text:bookmark-end text:name="h.3znysh71"/><text:bookmark-end text:name="__RefHeading__515_323117632"/></text:h>
      <text:p text:style-name="P15"><text:span text:style-name="Fonte_20_parág._20_padrão"><text:span text:style-name="T7"><text:tab/></text:span></text:span><text:span text:style-name="Fonte_20_parág._20_padrão"><text:span text:style-name="T8">“Estudar/Ambientar com padrões de usabilidade”</text:span></text:span><text:span text:style-name="Fonte_20_parág._20_padrão"><text:span text:style-name="T7">: Pesquisar os padrões de usabilidade e também as atribuições do Engenheiro de Usabilidade conforme o SWEBOK. </text:span></text:span></text:p>
      <text:h text:style-name="P22" text:outline-level="3"><text:bookmark-start text:name="_Toc3389178731"/><text:bookmark-start text:name="h.2et92p01"/><text:bookmark text:name="__RefHeading__3202_1037554581"/><text:span text:style-name="Fonte_20_parág._20_padrão"><text:span text:style-name="T4">2.2 Fase de Planejamento</text:span></text:span><text:bookmark-end text:name="_Toc3389178731"/><text:bookmark-end text:name="h.2et92p01"/><text:bookmark-end text:name="__RefHeading__3202_1037554581"/></text:h>
      <text:p text:style-name="P15"><text:span text:style-name="Fonte_20_parág._20_padrão"><text:span text:style-name="T6"><text:tab/></text:span></text:span><text:span text:style-name="Fonte_20_parág._20_padrão"><text:span text:style-name="T8">“Elaborar Checklist de Usabilidade”</text:span></text:span><text:span text:style-name="Fonte_20_parág._20_padrão"><text:span text:style-name="T6">: </text:span></text:span><text:span text:style-name="Fonte_20_parág._20_padrão"><text:span text:style-name="T9">Foi solicitado que o checklist de usabilidade fosse criado afim de validar os itens dele com o realizado/proposto para o produto.</text:span></text:span></text:p>
      <text:h text:style-name="P20" text:outline-level="1"><text:bookmark text:name="__RefHeading__517_323117632"/><text:span text:style-name="Fonte_20_parág._20_padrão"><text:span text:style-name="T4">3 O que foi feito ?</text:span></text:span><text:bookmark-end text:name="__RefHeading__517_323117632"/></text:h>
      <text:h text:style-name="P21" text:outline-level="2"><text:bookmark text:name="__RefHeading__519_323117632"/><text:span text:style-name="Fonte_20_parág._20_padrão"><text:span text:style-name="T4">3</text:span></text:span><text:bookmark-start text:name="_Toc3389178722"/><text:bookmark-start text:name="h.3znysh72"/><text:span text:style-name="Fonte_20_parág._20_padrão"><text:span text:style-name="T4">.1 Fase de Concepção</text:span></text:span><text:bookmark-end text:name="__RefHeading__519_323117632"/><text:bookmark-end text:name="_Toc3389178722"/><text:bookmark-end text:name="h.3znysh72"/></text:h>
      <text:p text:style-name="P15"><text:span text:style-name="Fonte_20_parág._20_padrão"><text:span text:style-name="T7"><text:tab/></text:span></text:span><text:span text:style-name="Fonte_20_parág._20_padrão"><text:span text:style-name="T8">“Estudar/Ambientar com padrões de usabilidade”</text:span></text:span><text:span text:style-name="Fonte_20_parág._20_padrão"><text:span text:style-name="T7">: Foi feito o estudo com pesquisa na internet e no SWEBOK. </text:span></text:span></text:p>
      <text:h text:style-name="P22" text:outline-level="3"><text:bookmark text:name="__RefHeading__3202_1037554582"/><text:span text:style-name="Fonte_20_parág._20_padrão"><text:span text:style-name="T4">3</text:span></text:span><text:bookmark-start text:name="_Toc3389178732"/><text:bookmark-start text:name="h.2et92p02"/><text:span text:style-name="Fonte_20_parág._20_padrão"><text:span text:style-name="T4">.2 Fase de Planejamento</text:span></text:span><text:bookmark-end text:name="__RefHeading__3202_1037554582"/><text:bookmark-end text:name="_Toc3389178732"/><text:bookmark-end text:name="h.2et92p02"/></text:h>
      <text:p text:style-name="P15"><text:span text:style-name="Fonte_20_parág._20_padrão"><text:span text:style-name="T6"><text:tab/></text:span></text:span><text:span text:style-name="Fonte_20_parág._20_padrão"><text:span text:style-name="T8">“Elaborar Checklist de Usabilidade”</text:span></text:span><text:span text:style-name="Fonte_20_parág._20_padrão"><text:span text:style-name="T6">: </text:span></text:span><text:span text:style-name="Fonte_20_parág._20_padrão"><text:span text:style-name="T9">Foi realizado o checklist e commitado conforme orientações do Gerente de Configuração.</text:span></text:span></text:p>
      <text:h text:style-name="P20" text:outline-level="1"><text:bookmark-end text:name="_Toc338917871"/><text:bookmark-end text:name="h.1fob9te"/><text:bookmark text:name="__RefHeading__521_323117632"/><text:span text:style-name="Fonte_20_parág._20_padrão"><text:span text:style-name="T4">4 Artefatos Gerados</text:span></text:span><text:bookmark-end text:name="__RefHeading__521_323117632"/></text:h>
      <text:h text:style-name="P21" text:outline-level="2"><text:bookmark-start text:name="_Toc338917872"/><text:bookmark-start text:name="h.3znysh7"/><text:bookmark text:name="__RefHeading__3200_103755458"/><text:span text:style-name="Fonte_20_parág._20_padrão"><text:span text:style-name="T4">Checklist de Usabilidade</text:span></text:span><text:bookmark-end text:name="_Toc338917872"/><text:bookmark-end text:name="h.3znysh7"/><text:bookmark-end text:name="__RefHeading__3200_103755458"/></text:h>
      <text:p text:style-name="Standard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Usabilidad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6T21:02:48.72</dc:date>
    <meta:editing-cycles>4</meta:editing-cycles>
    <meta:editing-duration>PT8M22S</meta:editing-duration>
    <meta:document-statistic meta:table-count="2" meta:image-count="3" meta:object-count="0" meta:page-count="4" meta:paragraph-count="42" meta:word-count="245" meta:character-count="1540" meta:non-whitespace-character-count="1324"/>
    <meta:template xlink:type="simple" xlink:actuate="onRequest" xlink:title="" xlink:href="../../Downloads/SGB_TEMPL_TemplateDocumentos.odt/Normal.dotm"/>
  </office:meta>
</office:document-meta>
</file>